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5082" officeooo:paragraph-rsid="00175082"/>
    </style:style>
    <style:style style:name="P2" style:family="paragraph" style:parent-style-name="Standard">
      <style:text-properties officeooo:paragraph-rsid="00175082"/>
    </style:style>
    <style:style style:name="P3" style:family="paragraph" style:parent-style-name="Standard">
      <style:text-properties fo:font-weight="bold" officeooo:rsid="00175082" officeooo:paragraph-rsid="00175082" style:font-weight-asian="bold" style:font-weight-complex="bold"/>
    </style:style>
    <style:style style:name="P4" style:family="paragraph" style:parent-style-name="Standard">
      <style:text-properties fo:font-weight="bold" officeooo:paragraph-rsid="001856e9" style:font-weight-asian="bold" style:font-weight-complex="bold"/>
    </style:style>
    <style:style style:name="P5" style:family="paragraph" style:parent-style-name="Standard">
      <style:text-properties fo:font-weight="bold" officeooo:rsid="001856e9" officeooo:paragraph-rsid="001856e9" style:font-weight-asian="bold" style:font-weight-complex="bold"/>
    </style:style>
    <style:style style:name="P6" style:family="paragraph" style:parent-style-name="Standard">
      <style:text-properties fo:font-weight="bold" officeooo:rsid="0019c9cd" officeooo:paragraph-rsid="0019c9cd" style:font-weight-asian="bold" style:font-weight-complex="bold"/>
    </style:style>
    <style:style style:name="P7" style:family="paragraph" style:parent-style-name="Standard">
      <style:text-properties style:font-name="sans-serif" fo:font-size="12pt" fo:font-weight="normal" officeooo:paragraph-rsid="001856e9" style:font-size-asian="12pt" style:font-weight-asian="normal" style:font-size-complex="12pt" style:font-weight-complex="normal"/>
    </style:style>
    <style:style style:name="P8" style:family="paragraph" style:parent-style-name="Standard">
      <style:text-properties officeooo:rsid="001856e9" officeooo:paragraph-rsid="001856e9"/>
    </style:style>
    <style:style style:name="P9" style:family="paragraph" style:parent-style-name="Standard">
      <style:text-properties officeooo:paragraph-rsid="001856e9"/>
    </style:style>
    <style:style style:name="P10" style:family="paragraph" style:parent-style-name="Standard">
      <style:text-properties fo:font-style="normal" officeooo:rsid="001856e9" officeooo:paragraph-rsid="001856e9" style:font-style-asian="normal" style:font-style-complex="normal"/>
    </style:style>
    <style:style style:name="P11" style:family="paragraph" style:parent-style-name="Standard">
      <style:text-properties fo:font-weight="normal" officeooo:rsid="001856e9" officeooo:paragraph-rsid="001856e9" style:font-weight-asian="normal" style:font-weight-complex="normal"/>
    </style:style>
    <style:style style:name="P12" style:family="paragraph" style:parent-style-name="Standard">
      <style:text-properties fo:font-weight="normal" officeooo:rsid="0019c9cd" officeooo:paragraph-rsid="0019c9cd" style:font-weight-asian="normal" style:font-weight-complex="normal"/>
    </style:style>
    <style:style style:name="P13" style:family="paragraph" style:parent-style-name="Standard">
      <style:text-properties fo:font-size="12pt" officeooo:paragraph-rsid="0019c9cd" style:font-size-asian="12pt" style:font-size-complex="12pt"/>
    </style:style>
    <style:style style:name="P14" style:family="paragraph" style:parent-style-name="Standard">
      <style:text-properties fo:font-size="12pt" officeooo:paragraph-rsid="0019c9cd"/>
    </style:style>
    <style:style style:name="P15" style:family="paragraph" style:parent-style-name="Standard">
      <style:text-properties fo:font-size="12pt" fo:font-weight="normal" officeooo:rsid="0019c9cd" officeooo:paragraph-rsid="0019c9cd" style:font-size-asian="12pt" style:font-weight-asian="normal" style:font-size-complex="12pt" style:font-weight-complex="normal"/>
    </style:style>
    <style:style style:name="T1" style:family="text">
      <style:text-properties officeooo:rsid="00175082"/>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856e9" style:font-weight-asian="bold" style:font-weight-complex="bold"/>
    </style:style>
    <style:style style:name="T5" style:family="text">
      <style:text-properties fo:font-weight="bold" officeooo:rsid="0019c9cd" style:font-weight-asian="bold" style:font-weight-complex="bold"/>
    </style:style>
    <style:style style:name="T6" style:family="text">
      <style:text-properties fo:font-style="italic"/>
    </style:style>
    <style:style style:name="T7" style:family="text">
      <style:text-properties fo:font-style="italic" fo:font-weight="bold" officeooo:rsid="00175082" style:font-weight-asian="bold" style:font-weight-complex="bold"/>
    </style:style>
    <style:style style:name="T8" style:family="text">
      <style:text-properties style:text-position="33% 80%"/>
    </style:style>
    <style:style style:name="T9" style:family="text">
      <style:text-properties style:text-position="33% 80%" fo:font-style="italic"/>
    </style:style>
    <style:style style:name="T10" style:family="text">
      <style:text-properties style:text-position="33% 80%" fo:font-style="italic" officeooo:rsid="00175082"/>
    </style:style>
    <style:style style:name="T11" style:family="text">
      <style:text-properties style:text-position="33% 80%" fo:font-style="italic" fo:font-weight="bold" officeooo:rsid="00175082" style:font-weight-asian="bold" style:font-weight-complex="bold"/>
    </style:style>
    <style:style style:name="T12" style:family="text">
      <style:text-properties style:text-position="33% 80%" fo:font-style="italic" fo:font-weight="bold" officeooo:rsid="001856e9" style:font-weight-asian="bold" style:font-weight-complex="bold"/>
    </style:style>
    <style:style style:name="T13" style:family="text">
      <style:text-properties style:text-position="super 58%"/>
    </style:style>
    <style:style style:name="T14" style:family="text">
      <style:text-properties style:text-position="super 58%" fo:font-style="normal" fo:font-weight="bold" style:font-style-asian="normal" style:font-weight-asian="bold" style:font-style-complex="normal" style:font-weight-complex="bold"/>
    </style:style>
    <style:style style:name="T15" style:family="text">
      <style:text-properties style:text-position="super 58%" fo:font-style="normal" fo:font-weight="bold" officeooo:rsid="00175082" style:font-style-asian="normal" style:font-weight-asian="bold" style:font-style-complex="normal" style:font-weight-complex="bold"/>
    </style:style>
    <style:style style:name="T16" style:family="text">
      <style:text-properties style:text-position="super 58%" fo:font-style="normal" fo:font-weight="bold" officeooo:rsid="001856e9" style:font-style-asian="normal" style:font-weight-asian="bold" style:font-style-complex="normal" style:font-weight-complex="bold"/>
    </style:style>
    <style:style style:name="T17" style:family="text">
      <style:text-properties style:text-position="super 58%" fo:font-style="normal" fo:font-weight="normal" officeooo:rsid="001856e9" style:font-style-asian="normal" style:font-weight-asian="normal" style:font-style-complex="normal" style:font-weight-complex="normal"/>
    </style:style>
    <style:style style:name="T18" style:family="text">
      <style:text-properties style:text-position="super 58%" style:font-name="sans-serif" fo:font-weight="normal" officeooo:rsid="0019c9cd" style:font-size-asian="12pt" style:font-weight-asian="normal" style:font-size-complex="12pt" style:font-weight-complex="normal"/>
    </style:style>
    <style:style style:name="T19" style:family="text">
      <style:text-properties style:text-position="super 58%" fo:font-weight="bold" style:font-weight-asian="bold" style:font-weight-complex="bold"/>
    </style:style>
    <style:style style:name="T20" style:family="text">
      <style:text-properties style:font-name="sans-serif"/>
    </style:style>
    <style:style style:name="T21" style:family="text">
      <style:text-properties style:font-name="sans-serif" fo:font-size="21pt"/>
    </style:style>
    <style:style style:name="T22" style:family="text">
      <style:text-properties style:font-name="sans-serif" fo:font-size="21pt" fo:font-weight="bold" style:font-weight-asian="bold" style:font-weight-complex="bold"/>
    </style:style>
    <style:style style:name="T23" style:family="text">
      <style:text-properties style:font-name="sans-serif" fo:font-size="21pt" fo:font-weight="normal" style:font-weight-asian="normal" style:font-weight-complex="normal"/>
    </style:style>
    <style:style style:name="T24" style:family="text">
      <style:text-properties style:font-name="sans-serif" fo:font-size="14.25pt" fo:font-weight="normal" style:font-weight-asian="normal" style:font-weight-complex="normal"/>
    </style:style>
    <style:style style:name="T25" style:family="text">
      <style:text-properties style:font-name="sans-serif" fo:font-size="14.25pt" fo:font-weight="bold" style:font-weight-asian="bold" style:font-weight-complex="bold"/>
    </style:style>
    <style:style style:name="T26" style:family="text">
      <style:text-properties style:font-name="sans-serif" officeooo:rsid="0019c9cd" style:font-size-asian="12pt" style:font-size-complex="12pt"/>
    </style:style>
    <style:style style:name="T27" style:family="text">
      <style:text-properties style:font-name="sans-serif" fo:font-weight="normal" style:font-size-asian="12pt" style:font-weight-asian="normal" style:font-size-complex="12pt" style:font-weight-complex="normal"/>
    </style:style>
    <style:style style:name="T28" style:family="text">
      <style:text-properties style:text-position="0% 100%" fo:font-style="normal" fo:font-weight="normal" officeooo:rsid="00175082" style:font-style-asian="normal" style:font-weight-asian="normal" style:font-style-complex="normal" style:font-weight-complex="normal"/>
    </style:style>
    <style:style style:name="T29" style:family="text">
      <style:text-properties style:text-position="0% 100%" fo:font-style="normal" fo:font-weight="normal" officeooo:rsid="001856e9" style:font-style-asian="normal" style:font-weight-asian="normal" style:font-style-complex="normal" style:font-weight-complex="normal"/>
    </style:style>
    <style:style style:name="T30" style:family="text">
      <style:text-properties style:text-position="0% 100%" fo:font-style="normal" fo:font-weight="bold" style:font-style-asian="normal" style:font-weight-asian="bold" style:font-style-complex="normal" style:font-weight-complex="bold"/>
    </style:style>
    <style:style style:name="T31" style:family="text">
      <style:text-properties style:text-position="0% 100%" fo:font-style="normal" fo:font-weight="bold" officeooo:rsid="00175082" style:font-style-asian="normal" style:font-weight-asian="bold" style:font-style-complex="normal" style:font-weight-complex="bold"/>
    </style:style>
    <style:style style:name="T32" style:family="text">
      <style:text-properties style:text-position="0% 100%" fo:font-style="normal" fo:font-weight="bold" officeooo:rsid="001856e9" style:font-style-asian="normal" style:font-weight-asian="bold" style:font-style-complex="normal" style:font-weight-complex="bold"/>
    </style:style>
    <style:style style:name="T33" style:family="text">
      <style:text-properties style:text-position="0% 100%" fo:font-style="normal" officeooo:rsid="001856e9" style:font-style-asian="normal" style:font-style-complex="normal"/>
    </style:style>
    <style:style style:name="T34" style:family="text">
      <style:text-properties style:text-position="0% 100%" fo:font-weight="bold" style:font-weight-asian="bold" style:font-weight-complex="bold"/>
    </style:style>
    <style:style style:name="T35" style:family="text">
      <style:text-properties style:text-position="0% 100%" fo:font-weight="normal" style:font-weight-asian="normal" style:font-weight-complex="normal"/>
    </style:style>
    <style:style style:name="T36" style:family="text">
      <style:text-properties style:text-position="0% 100%" fo:font-weight="normal" officeooo:rsid="00175082" style:font-weight-asian="normal" style:font-weight-complex="normal"/>
    </style:style>
    <style:style style:name="T37" style:family="text">
      <style:text-properties officeooo:rsid="001856e9"/>
    </style:style>
    <style:style style:name="T38" style:family="text">
      <style:text-properties officeooo:rsid="0019c9c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pic : Bidirectional Search (Algorithms).</text:p>
      <text:p text:style-name="P2"><text:span text:style-name="T2">Bidirectional search</text:span> is a graph search algorithm that finds a shortest path from an initial vertex to a goal vertex in a directed graph. It runs two simultaneous searches: one forward from the initial state, and one backward from the goal, stopping when the two meet in the middle. The reason for this approach is that in many cases it is faster: for instance, in a simplified model of search problem complexity in which both searches expand a tree with branching factor <text:span text:style-name="T6">b</text:span>, and the distance from start to goal is <text:span text:style-name="T6">d</text:span>, each of the two searches has complexity <text:span text:style-name="T6">O</text:span>(<text:span text:style-name="T6">b</text:span><text:span text:style-name="T9">d</text:span><text:span text:style-name="T8">/2</text:span>) (in Big O notation), and the sum of these two search times is much less than the <text:span text:style-name="T6">O</text:span>(<text:span text:style-name="T6">b</text:span><text:span text:style-name="T10">d</text:span>) complexity that would result from a single search from the beginning to the goal.</text:p>
      <text:p text:style-name="P2"/>
      <text:p text:style-name="P2">Reversed Graph : <text:span text:style-name="T1">Reversed graph </text:span><text:span text:style-name="T7">G</text:span><text:span text:style-name="T12">R </text:span><text:span text:style-name="T28">for a graph</text:span><text:span text:style-name="T31"> G </text:span><text:span text:style-name="T28">is the graph with same set of vertices </text:span><text:span text:style-name="T31">V </text:span><text:span text:style-name="T28">and the set of reversed edges </text:span><text:span text:style-name="T31">E</text:span><text:span text:style-name="T15">R </text:span><text:span text:style-name="T28">, such that for any edge </text:span><text:span text:style-name="T31">(u,v) </text:span><text:span text:style-name="T34">∈</text:span><text:span text:style-name="T31"> E <text:s/></text:span><text:span text:style-name="T28">there is an edge </text:span><text:span text:style-name="T31">(v,u) </text:span><text:span text:style-name="T3">∈</text:span><text:span text:style-name="T31"> E</text:span><text:span text:style-name="T15">R </text:span><text:span text:style-name="T28">and vice versa.</text:span></text:p>
      <text:p text:style-name="P2"/>
      <text:p text:style-name="P3">Bidirectional Dijkstra :</text:p>
      <text:p text:style-name="P5">Algorithm. </text:p>
      <text:p text:style-name="P10"><text:span text:style-name="T36">1. </text:span><text:span text:style-name="T35">Build </text:span><text:span text:style-name="T34">G</text:span><text:span text:style-name="T19">R</text:span></text:p>
      <text:p text:style-name="P8">2. Start Dijkstra from <text:span text:style-name="T3">S</text:span> in <text:span text:style-name="T3">G</text:span> and from <text:span text:style-name="T3">t</text:span> in <text:span text:style-name="T30">G</text:span><text:span text:style-name="T14">R.</text:span></text:p>
      <text:p text:style-name="P9"><text:span text:style-name="T29">3. S</text:span>imultaneously <text:span text:style-name="T37">go one step from </text:span><text:span text:style-name="T4">S</text:span><text:span text:style-name="T37"> and </text:span><text:span text:style-name="T4">t</text:span><text:span text:style-name="T37">.</text:span></text:p>
      <text:p text:style-name="P9"><text:span text:style-name="T29">4. Stop when some vertex v is processed both in </text:span><text:span text:style-name="T32">G </text:span><text:span text:style-name="T29">and</text:span><text:span text:style-name="T32"> G</text:span><text:span text:style-name="T16">R.</text:span></text:p>
      <text:p text:style-name="P9"><text:span text:style-name="T29">5. Compute the shortest path between </text:span><text:span text:style-name="T32">S</text:span><text:span text:style-name="T29"> and </text:span><text:span text:style-name="T32">t</text:span><text:span text:style-name="T29">.</text:span></text:p>
      <text:p text:style-name="P9"/>
      <text:p text:style-name="P4">Computing Distance :</text:p>
      <text:p text:style-name="P11">Let <text:span text:style-name="T3">dist[u]</text:span> be the distance estimate in the <text:span text:style-name="T3">forward Dijkstra</text:span> from <text:span text:style-name="T3">s</text:span> in <text:span text:style-name="T3">G </text:span>and <text:span text:style-name="T3">distR[u]</text:span> the same in the <text:span text:style-name="T3">backward Dijkstra</text:span> fromt in <text:span text:style-name="T3">G</text:span><text:span text:style-name="T19">R</text:span>. After some node v is processed both in <text:span text:style-name="T3">G</text:span> and<text:span text:style-name="T3"> G</text:span><text:span text:style-name="T19">R</text:span>, some shortest path from <text:span text:style-name="T3">s </text:span>to <text:span text:style-name="T3"><text:s/>t </text:span>passes through some node <text:span text:style-name="T3">u</text:span> which is processed either in <text:span text:style-name="T3">G</text:span>, in <text:span text:style-name="T3">G</text:span><text:span text:style-name="T19">R</text:span>, or both, and <text:span text:style-name="T3">dist(s,t) = dist[u] + distR[u].</text:span></text:p>
      <text:p text:style-name="P11"/>
      <text:p text:style-name="P11"><text:span text:style-name="T3">Proof : </text:span></text:p>
      <text:p text:style-name="P12"><text:span text:style-name="T3">image </text:span></text:p>
      <text:p text:style-name="P12"/>
      <text:p text:style-name="P12"><text:span text:style-name="T3"/></text:p>
      <text:p text:style-name="P5">Conclusion : </text:p>
      <text:p text:style-name="P7"><text:span text:style-name="T38">1. Worst-case running time of Bidirectional </text:span>Dijkstra is the same as for Dijkstra.</text:p>
      <text:p text:style-name="P13"><text:span text:style-name="T5">2. </text:span><text:span text:style-name="T20">Speedup in practice depends on the graph.</text:span></text:p>
      <text:p text:style-name="P14"><text:span text:style-name="T26">3. </text:span><text:span text:style-name="T27">Memory consumption is 2x to store G and G</text:span><text:span text:style-name="T18">R.</text:span></text:p>
      <text:p text:style-name="P15"><text:span text:style-name="T20"/></text:p>
      <text:p text:style-name="P6"/>
      <text:p text:style-name="P9"><text:span text:style-name="T17"/></text:p>
      <text:p text:style-name="P2"><text:span text:style-name="T11"/></text:p>
      <text:p text:style-name="P1"/>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1T12:21:57.973028339</meta:creation-date>
    <dc:date>2017-01-21T12:57:10.966423102</dc:date>
    <meta:editing-duration>PT4M21S</meta:editing-duration>
    <meta:editing-cycles>1</meta:editing-cycles>
    <meta:document-statistic meta:table-count="0" meta:image-count="0" meta:object-count="0" meta:page-count="1" meta:paragraph-count="18" meta:word-count="335" meta:character-count="1757" meta:non-whitespace-character-count="1433"/>
    <meta:generator>LibreOffice/4.2.8.2$Linux_X86_64 LibreOffice_project/420m0$Build-2</meta:generator>
  </office:meta>
</office:document-meta>
</file>